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17.59cm" table:align="margins" fo:keep-with-next="always"/>
    </style:style>
    <style:style style:name="Table10.A" style:family="table-column">
      <style:table-column-properties style:column-width="3.517cm" style:rel-column-width="13106*"/>
    </style:style>
    <style:style style:name="Table10.B" style:family="table-column">
      <style:table-column-properties style:column-width="3.519cm" style:rel-column-width="13108*"/>
    </style:style>
    <style:style style:name="Table10.C" style:family="table-column">
      <style:table-column-properties style:column-width="3.517cm" style:rel-column-width="13107*"/>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fo:keep-with-next="always"/>
    </style:style>
    <style:style style:name="Table1.A" style:family="table-column">
      <style:table-column-properties style:column-width="3.517cm" style:rel-column-width="13106*"/>
    </style:style>
    <style:style style:name="Table1.B" style:family="table-column">
      <style:table-column-properties style:column-width="3.519cm" style:rel-column-width="13108*"/>
    </style:style>
    <style:style style:name="Table1.C" style:family="table-column">
      <style:table-column-properties style:column-width="3.517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3.517cm" style:rel-column-width="13106*"/>
    </style:style>
    <style:style style:name="Table11.B" style:family="table-column">
      <style:table-column-properties style:column-width="3.519cm" style:rel-column-width="13108*"/>
    </style:style>
    <style:style style:name="Table11.C" style:family="table-column">
      <style:table-column-properties style:column-width="3.517cm" style:rel-column-width="13107*"/>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2.932cm" style:rel-column-width="10923*"/>
    </style:style>
    <style:style style:name="Table2.D" style:family="table-column">
      <style:table-column-properties style:column-width="2.932cm" style:rel-column-width="10922*"/>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932cm" style:rel-column-width="10923*"/>
    </style:style>
    <style:style style:name="Table12.D" style:family="table-column">
      <style:table-column-properties style:column-width="2.932cm" style:rel-column-width="10922*"/>
    </style:style>
    <style:style style:name="Table12.A1" style:family="table-cell">
      <style:table-cell-properties fo:padding="0.097cm" fo:border-left="0.002cm solid #000000" fo:border-right="none" fo:border-top="0.002cm solid #000000" fo:border-bottom="0.002cm solid #000000"/>
    </style:style>
    <style:style style:name="Table12.F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data-style-name="N11">
      <style:table-cell-properties fo:padding="0.097cm" fo:border-left="0.002cm solid #000000" fo:border-right="none" fo:border-top="none" fo:border-bottom="0.002cm solid #000000"/>
    </style:style>
    <style:style style:name="Table12.F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932cm" style:rel-column-width="10923*"/>
    </style:style>
    <style:style style:name="Table13.D" style:family="table-column">
      <style:table-column-properties style:column-width="2.932cm" style:rel-column-width="10922*"/>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data-style-name="N11">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2cm" style:rel-column-width="1424*"/>
    </style:style>
    <style:style style:name="Table14.C" style:family="table-column">
      <style:table-column-properties style:column-width="2.514cm" style:rel-column-width="1425*"/>
    </style:style>
    <style:style style:name="Table14.G" style:family="table-column">
      <style:table-column-properties style:column-width="2.515cm" style:rel-column-width="1426*"/>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2cm" style:rel-column-width="9361*"/>
    </style:style>
    <style:style style:name="Table15.C" style:family="table-column">
      <style:table-column-properties style:column-width="2.514cm" style:rel-column-width="9362*"/>
    </style:style>
    <style:style style:name="Table15.G" style:family="table-column">
      <style:table-column-properties style:column-width="2.514cm" style:rel-column-width="9365*"/>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512cm" style:rel-column-width="9361*"/>
    </style:style>
    <style:style style:name="Table4.C" style:family="table-column">
      <style:table-column-properties style:column-width="2.514cm" style:rel-column-width="9362*"/>
    </style:style>
    <style:style style:name="Table4.G" style:family="table-column">
      <style:table-column-properties style:column-width="2.514cm" style:rel-column-width="9365*"/>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514cm" style:rel-column-width="9362*"/>
    </style:style>
    <style:style style:name="Table6.G" style:family="table-column">
      <style:table-column-properties style:column-width="2.514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2.514cm" style:rel-column-width="9362*"/>
    </style:style>
    <style:style style:name="Table3.G" style:family="table-column">
      <style:table-column-properties style:column-width="2.514cm" style:rel-column-width="9363*"/>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514cm" style:rel-column-width="9362*"/>
    </style:style>
    <style:style style:name="Table5.G" style:family="table-column">
      <style:table-column-properties style:column-width="2.514cm" style:rel-column-width="9363*"/>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4cm" style:rel-column-width="9362*"/>
    </style:style>
    <style:style style:name="Table7.G" style:family="table-column">
      <style:table-column-properties style:column-width="2.514cm" style:rel-column-width="936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data-style-name="N11">
      <style:table-cell-properties fo:padding="0.097cm" fo:border-left="0.002cm solid #000000" fo:border-right="none" fo:border-top="none" fo:border-bottom="0.002cm solid #000000"/>
    </style:style>
    <style:style style:name="Table7.G2" style:family="table-cell" style:data-style-name="N11">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4cm" style:rel-column-width="9362*"/>
    </style:style>
    <style:style style:name="Table8.G" style:family="table-column">
      <style:table-column-properties style:column-width="2.514cm" style:rel-column-width="9363*"/>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11">
      <style:table-cell-properties fo:padding="0.097cm" fo:border-left="0.002cm solid #000000" fo:border-right="none" fo:border-top="none" fo:border-bottom="0.002cm solid #000000"/>
    </style:style>
    <style:style style:name="Table8.G2" style:family="table-cell" style:data-style-name="N11">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4cm" style:rel-column-width="9362*"/>
    </style:style>
    <style:style style:name="Table9.G" style:family="table-column">
      <style:table-column-properties style:column-width="2.514cm" style:rel-column-width="9363*"/>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data-style-name="N11">
      <style:table-cell-properties fo:padding="0.097cm" fo:border-left="0.002cm solid #000000" fo:border-right="none" fo:border-top="none" fo:border-bottom="0.002cm solid #000000"/>
    </style:style>
    <style:style style:name="Table9.G2"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color="#ff3366"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use-window-font-color="true"/>
    </style:style>
    <style:style style:name="P7" style:family="paragraph" style:parent-style-name="Standard">
      <style:text-properties style:font-name="TlwgTypewriter" fo:font-size="11pt" style:font-size-asian="11pt" style:font-size-complex="11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color="#ff3366"/>
    </style:style>
    <style:style style:name="P15" style:family="paragraph" style:parent-style-name="Text_20_body">
      <style:text-properties style:use-window-font-color="true"/>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Heading_20_1">
      <style:paragraph-properties fo:text-align="center" style:justify-single-word="fals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text-properties fo:color="#ff3366"/>
    </style:style>
    <style:style style:name="P23" style:family="paragraph" style:parent-style-name="Table_20_Contents">
      <style:text-properties fo:font-size="12pt" style:font-size-asian="12pt" style:font-size-complex="12pt"/>
    </style:style>
    <style:style style:name="P24" style:family="paragraph" style:parent-style-name="Table_20_Contents">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5">Bayes' theorem:</text:p>
      <text:p text:style-name="Standard"/>
      <text:p text:style-name="Standard"><draw:frame draw:style-name="fr1"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1"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1"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4">...</text:p>
      <text:p text:style-name="P1"/>
      <text:p text:style-name="P1">Pseudo-code:</text:p>
      <text:p text:style-name="Standard"/>
      <text:p text:style-name="P7">Perceptron(DOCUMENTS, LABLES): </text:p>
      <text:p text:style-name="P7"><text:tab/>w = array with random values between 0 and 1 of size one DOCUMENT</text:p>
      <text:p text:style-name="P7"><text:tab/>200 times do </text:p>
      <text:p text:style-name="P7"><text:tab/><text:tab/>for i in DOCUMENTS: </text:p>
      <text:p text:style-name="P7"><text:tab/><text:tab/><text:tab/>if <text:s/>sign(w * DOCUMENTS(i)) != LABLES(i): </text:p>
      <text:p text:style-name="P7"><text:tab/><text:tab/><text:tab/><text:tab/>w = w + alpha * LABLEST(i) * DOCUMENTS(i) </text:p>
      <text:p text:style-name="P7"><text:tab/>return w</text:p>
      <text:p text:style-name="P7"/>
      <text:h text:style-name="P22" text:outline-level="3">k-Nearest Neighbor</text:h>
      <text:p text:style-name="P14">...</text:p>
      <text:h text:style-name="Heading_20_3" text:outline-level="3"><text:soft-page-break/>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0" text:outline-level="2"/>
      <text:h text:style-name="P21"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39457267" text:style-name="L1">
        <text:list-item>
          <text:p text:style-name="P16">Binary feature – here we use a sign(count) to fill our matrix with 0 for no occurrence and 1 for any amount of occurrences.</text:p>
        </text:list-item>
        <text:list-item>
          <text:p text:style-name="P16">Normal feature – here we simply count the number of occurrences of each given word.</text:p>
        </text:list-item>
        <text:list-item>
          <text:p text:style-name="P16">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1" draw:name="Object23" text:anchor-type="as-char" svg:y="-0.377cm" svg:width="0.517cm" svg:height="0.467cm" draw:z-index="5"><draw:object xlink:href="./Object 25" xlink:type="simple" xlink:show="embed" xlink:actuate="onLoad"/><draw:image xlink:href="./ObjectReplacements/Object 25" xlink:type="simple" xlink:show="embed" xlink:actuate="onLoad"/></draw:frame> that given input data <draw:frame draw:style-name="fr1" draw:name="Object24" text:anchor-type="as-char" svg:y="-0.377cm" svg:width="0.443cm" svg:height="0.467cm" draw:z-index="11"><draw:object xlink:href="./Object 26" xlink:type="simple" xlink:show="embed" xlink:actuate="onLoad"/><draw:image xlink:href="./ObjectReplacements/Object 26" xlink:type="simple" xlink:show="embed" xlink:actuate="onLoad"/></draw:frame>calculates the type of <text:s/>the input<draw:frame draw:style-name="fr1" draw:name="Object5" text:anchor-type="as-char" svg:y="-0.386cm" svg:width="1.723cm" svg:height="0.508cm" draw:z-index="12"><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5">As described in the introduction all we need to calculate is the likelihood for each class.</text:p>
      <text:p text:style-name="Standard"><text:span text:style-name="T3">likelihood = {</text:span><text:span text:style-name="T3"><draw:frame draw:style-name="fr1" draw:name="Object25" text:anchor-type="as-char" svg:y="-0.591cm" svg:width="8.117cm" svg:height="1.141cm" draw:z-index="13"><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1" draw:name="Object21" text:anchor-type="as-char" svg:y="-0.591cm" svg:width="0.945cm" svg:height="0.894cm" draw:z-index="15"><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1" draw:name="Object22" text:anchor-type="as-char" svg:y="-0.591cm" svg:width="14.332cm" svg:height="0.896cm" draw:z-index="19"><draw:object xlink:href="./Object 24" xlink:type="simple" xlink:show="embed" xlink:actuate="onLoad"/><draw:image xlink:href="./ObjectReplacements/Object 24" xlink:type="simple" xlink:show="embed" xlink:actuate="onLoad"/></draw:frame></text:p>
      <text:p text:style-name="Standard"/>
      <text:p text:style-name="P6"><text:span text:style-name="Emphasis"><text:span text:style-name="T5">After doing this, we can compare </text:span></text:span><text:span text:style-name="Emphasis"><text:span text:style-name="T5"><draw:frame draw:style-name="fr1" draw:name="Object18" text:anchor-type="as-char" svg:y="-0.358cm" svg:width="2.522cm" svg:height="0.568cm" draw:z-index="20"><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1" draw:name="Object19" text:anchor-type="as-char" svg:y="-0.358cm" svg:width="2.531cm" svg:height="0.568cm" draw:z-index="21"><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13">Definition of terms:</text:p>
      <text:p text:style-name="Standard"><draw:frame draw:style-name="fr1" draw:name="Object10" text:anchor-type="as-char" svg:y="-0.406cm" svg:width="3.697cm" svg:height="0.587cm" draw:z-index="6"><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1" draw:name="Object11" text:anchor-type="as-char" svg:y="-0.406cm" svg:width="3.288cm" svg:height="0.587cm" draw:z-index="8"><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1" draw:name="Object12" text:anchor-type="as-char" svg:y="-0.406cm" svg:width="3.738cm" svg:height="0.587cm" draw:z-index="14"><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1" draw:name="Object13" text:anchor-type="as-char" svg:y="-0.406cm" svg:width="3.815cm" svg:height="0.587cm" draw:z-index="18"><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1" draw:name="Object9" text:anchor-type="as-char" svg:y="-0.215cm" svg:width="0.483cm" svg:height="0.242cm" draw:z-index="9"><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1" draw:name="Object14" text:anchor-type="as-char" svg:y="-0.377cm" svg:width="0.781cm" svg:height="0.531cm" draw:z-index="16"><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1" draw:name="Object15" text:anchor-type="as-char" svg:y="-0.377cm" svg:width="0.34cm" svg:height="0.467cm" draw:z-index="17"><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1" draw:name="Object7" text:anchor-type="as-char" svg:y="-0.377cm" svg:width="3.45cm" svg:height="0.531cm"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uses this learning rule:</text:p>
      <text:p text:style-name="Text_20_body"><draw:frame draw:style-name="fr1" draw:name="Object8" text:anchor-type="as-char" svg:y="-0.683cm" svg:width="5.717cm" svg:height="1.124cm"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1" draw:name="Object16" text:anchor-type="as-char" svg:y="-0.386cm" svg:width="3.708cm" svg:height="0.542cm" draw:z-index="7"><draw:object xlink:href="./Object 16" xlink:type="simple" xlink:show="embed" xlink:actuate="onLoad"/><draw:image xlink:href="./ObjectReplacements/Object 16" xlink:type="simple" xlink:show="embed" xlink:actuate="onLoad"/></draw:frame></text:p>
      <text:p text:style-name="Text_20_body"/>
      <text:p text:style-name="Text_20_body">It iterates over all words, all documents <draw:frame draw:style-name="fr1" draw:name="Object17" text:anchor-type="as-char" svg:y="-0.377cm" svg:width="0.781cm" svg:height="0.531cm" draw:z-index="10"><draw:object xlink:href="./Object 17" xlink:type="simple" xlink:show="embed" xlink:actuate="onLoad"/><draw:image xlink:href="./ObjectReplacements/Object 17" xlink:type="simple" xlink:show="embed" xlink:actuate="onLoad"/><svg:desc>formula</svg:desc></draw:frame>times every time updating <draw:frame draw:style-name="fr1" draw:name="Object1" text:anchor-type="as-char" svg:y="-0.683cm" svg:width="2.415cm" svg:height="1.124cm"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h text:style-name="P20" text:outline-level="2"/>
      <text:h text:style-name="P21"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table-column table:style-name="Table10.B"/>
        <table:table-column table:style-name="Table10.C" table:number-columns-repeated="3"/>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8">66,55%</text:p>
          </table:table-cell>
          <table:table-cell table:style-name="Table10.A2" office:value-type="string">
            <text:p text:style-name="P8">63,8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DVDs</text:p>
          </table:table-cell>
          <table:table-cell table:style-name="Table10.A2" office:value-type="string">
            <text:p text:style-name="P8">68,90%</text:p>
          </table:table-cell>
          <table:table-cell table:style-name="Table10.A2" office:value-type="string">
            <text:p text:style-name="P8">67,2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Music</text:p>
          </table:table-cell>
          <table:table-cell table:style-name="Table10.A2" office:value-type="string">
            <text:p text:style-name="P8">65,57%</text:p>
          </table:table-cell>
          <table:table-cell table:style-name="Table10.A2" office:value-type="string">
            <text:p text:style-name="P8">65,4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Health</text:p>
          </table:table-cell>
          <table:table-cell table:style-name="Table10.A2" office:value-type="string">
            <text:p text:style-name="P8">68,40%</text:p>
          </table:table-cell>
          <table:table-cell table:style-name="Table10.A2" office:value-type="string">
            <text:p text:style-name="P8">66,7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Software</text:p>
          </table:table-cell>
          <table:table-cell table:style-name="Table10.A2" office:value-type="string">
            <text:p text:style-name="P8">76,22%</text:p>
          </table:table-cell>
          <table:table-cell table:style-name="Table10.A2" office:value-type="string">
            <text:p text:style-name="P8">73,83%</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Camera</text:p>
          </table:table-cell>
          <table:table-cell table:style-name="Table10.A2" office:value-type="string">
            <text:p text:style-name="P8">76,55%</text:p>
          </table:table-cell>
          <table:table-cell table:style-name="Table10.A2" office:value-type="string">
            <text:p text:style-name="P8">74,40%</text:p>
          </table:table-cell>
          <table:table-cell table:style-name="Table10.A2" office:value-type="string">
            <text:p text:style-name="P8"/>
          </table:table-cell>
          <table:table-cell table:style-name="Table10.E2" office:value-type="string">
            <text:p text:style-name="P8"/>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8">65,05%</text:p>
          </table:table-cell>
          <table:table-cell table:style-name="Table1.A2" office:value-type="string">
            <text:p text:style-name="P8">64,0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DVDs</text:p>
          </table:table-cell>
          <table:table-cell table:style-name="Table1.A2" office:value-type="string">
            <text:p text:style-name="P12">67,35%</text:p>
          </table:table-cell>
          <table:table-cell table:style-name="Table1.A2" office:value-type="string">
            <text:p text:style-name="P8">67,1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Music</text:p>
          </table:table-cell>
          <table:table-cell table:style-name="Table1.A2" office:value-type="string">
            <text:p text:style-name="P12">66,35%</text:p>
          </table:table-cell>
          <table:table-cell table:style-name="Table1.A2" office:value-type="string">
            <text:p text:style-name="P8">65,7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Health</text:p>
          </table:table-cell>
          <table:table-cell table:style-name="Table1.A2" office:value-type="string">
            <text:p text:style-name="P12">68,90%</text:p>
          </table:table-cell>
          <table:table-cell table:style-name="Table1.A2" office:value-type="string">
            <text:p text:style-name="P8">68,6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Software</text:p>
          </table:table-cell>
          <table:table-cell table:style-name="Table1.A2" office:value-type="string">
            <text:p text:style-name="P12">75,28%</text:p>
          </table:table-cell>
          <table:table-cell table:style-name="Table1.A2" office:value-type="string">
            <text:p text:style-name="P8">74,11%</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Camera</text:p>
          </table:table-cell>
          <table:table-cell table:style-name="Table1.A2" office:value-type="string">
            <text:p text:style-name="P8">76,05%</text:p>
          </table:table-cell>
          <table:table-cell table:style-name="Table1.A2" office:value-type="string">
            <text:p text:style-name="P8">74,10%</text:p>
          </table:table-cell>
          <table:table-cell table:style-name="Table1.A2" office:value-type="string">
            <text:p text:style-name="P8"/>
          </table:table-cell>
          <table:table-cell table:style-name="Table1.E2" office:value-type="string">
            <text:p text:style-name="P8"/>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8">51,90%</text:p>
          </table:table-cell>
          <table:table-cell table:style-name="Table11.A2" office:value-type="string">
            <text:p text:style-name="P8">51,4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DVDs</text:p>
          </table:table-cell>
          <table:table-cell table:style-name="Table11.A2" office:value-type="string">
            <text:p text:style-name="P8">54,95%</text:p>
          </table:table-cell>
          <table:table-cell table:style-name="Table11.A2" office:value-type="string">
            <text:p text:style-name="P8">55,0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Music</text:p>
          </table:table-cell>
          <table:table-cell table:style-name="Table11.A2" office:value-type="string">
            <text:p text:style-name="P8">53,75%</text:p>
          </table:table-cell>
          <table:table-cell table:style-name="Table11.A2" office:value-type="string">
            <text:p text:style-name="P8">52,9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Health</text:p>
          </table:table-cell>
          <table:table-cell table:style-name="Table11.A2" office:value-type="string">
            <text:p text:style-name="P8">56,85%</text:p>
          </table:table-cell>
          <table:table-cell table:style-name="Table11.A2" office:value-type="string">
            <text:p text:style-name="P8">55,5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Software</text:p>
          </table:table-cell>
          <table:table-cell table:style-name="Table11.A2" office:value-type="string">
            <text:p text:style-name="P8">67,44%</text:p>
          </table:table-cell>
          <table:table-cell table:style-name="Table11.A2" office:value-type="string">
            <text:p text:style-name="P8">66,17%</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Camera</text:p>
          </table:table-cell>
          <table:table-cell table:style-name="Table11.A2" office:value-type="string">
            <text:p text:style-name="P8">56,90%</text:p>
          </table:table-cell>
          <table:table-cell table:style-name="Table11.A2" office:value-type="string">
            <text:p text:style-name="P8">64,50%</text:p>
          </table:table-cell>
          <table:table-cell table:style-name="Table11.A2" office:value-type="string">
            <text:p text:style-name="P8"/>
          </table:table-cell>
          <table:table-cell table:style-name="Table11.E2" office:value-type="string">
            <text:p text:style-name="P8"/>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8"/>
          </table:table-cell>
          <table:table-cell table:style-name="Table2.D2" office:value-type="percentage" office:value="0.578">
            <text:p text:style-name="P8">57,80%</text:p>
          </table:table-cell>
          <table:table-cell table:style-name="Table2.A2" office:value-type="string">
            <text:p text:style-name="P8"/>
          </table:table-cell>
          <table:table-cell table:style-name="Table2.F2" office:value-type="string">
            <text:p text:style-name="P8"/>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8"/>
          </table:table-cell>
          <table:table-cell table:style-name="Table2.D2" office:value-type="percentage" office:value="0.5675">
            <text:p text:style-name="P8">56,75%</text:p>
          </table:table-cell>
          <table:table-cell table:style-name="Table2.A2" office:value-type="string">
            <text:p text:style-name="P8"/>
          </table:table-cell>
          <table:table-cell table:style-name="Table2.F2" office:value-type="string">
            <text:p text:style-name="P8"/>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8">56,35%</text:p>
          </table:table-cell>
          <table:table-cell table:style-name="Table12.D2" office:value-type="percentage" office:value="0.5995">
            <text:p text:style-name="P8">59,95%</text:p>
          </table:table-cell>
          <table:table-cell table:style-name="Table12.A2" office:value-type="string">
            <text:p text:style-name="P8"/>
          </table:table-cell>
          <table:table-cell table:style-name="Table12.F2" office:value-type="string">
            <text:p text:style-name="P8"/>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8">47,40%</text:p>
          </table:table-cell>
          <table:table-cell table:style-name="Table12.D2" office:value-type="percentage" office:value="0.5575">
            <text:p text:style-name="P8">55,75%</text:p>
          </table:table-cell>
          <table:table-cell table:style-name="Table12.A2" office:value-type="string">
            <text:p text:style-name="P8"/>
          </table:table-cell>
          <table:table-cell table:style-name="Table12.F2" office:value-type="string">
            <text:p text:style-name="P8"/>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8"/>
          </table:table-cell>
          <table:table-cell table:style-name="Table13.D2" office:value-type="percentage" office:value="0.4775">
            <text:p text:style-name="P8">47,75%</text:p>
          </table:table-cell>
          <table:table-cell table:style-name="Table13.A2" office:value-type="string">
            <text:p text:style-name="P8"/>
          </table:table-cell>
          <table:table-cell table:style-name="Table13.F2" office:value-type="string">
            <text:p text:style-name="P8"/>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8"/>
          </table:table-cell>
          <table:table-cell table:style-name="Table13.D2" office:value-type="percentage" office:value="0.4935">
            <text:p text:style-name="P8">49,35%</text:p>
          </table:table-cell>
          <table:table-cell table:style-name="Table13.A2" office:value-type="string">
            <text:p text:style-name="P8"/>
          </table:table-cell>
          <table:table-cell table:style-name="Table13.F2" office:value-type="string">
            <text:p text:style-name="P8"/>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table-column table:style-name="Table14.A"/>
        <table:table-column table:style-name="Table14.C"/>
        <table:table-column table:style-name="Table14.A"/>
        <table:table-column table:style-name="Table14.G"/>
        <table:table-row>
          <table:table-cell table:style-name="Table14.A1" office:value-type="string">
            <text:p text:style-name="P11"/>
          </table:table-cell>
          <table:table-cell table:style-name="Table14.A1" office:value-type="string">
            <text:p text:style-name="P11">Book</text:p>
          </table:table-cell>
          <table:table-cell table:style-name="Table14.A1" office:value-type="string">
            <text:p text:style-name="P11">Camera</text:p>
          </table:table-cell>
          <table:table-cell table:style-name="Table14.A1" office:value-type="string">
            <text:p text:style-name="P11">DVD</text:p>
          </table:table-cell>
          <table:table-cell table:style-name="Table14.A1" office:value-type="string">
            <text:p text:style-name="P11">Health</text:p>
          </table:table-cell>
          <table:table-cell table:style-name="Table14.A1" office:value-type="string">
            <text:p text:style-name="P11">Music</text:p>
          </table:table-cell>
          <table:table-cell table:style-name="Table14.G1" office:value-type="string">
            <text:p text:style-name="P11">Software</text:p>
          </table:table-cell>
        </table:table-row>
        <table:table-row>
          <table:table-cell table:style-name="Table14.A2" office:value-type="string">
            <text:p text:style-name="P11">Book</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Camera</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DVD</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Health</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Music</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Software</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1"/>
          </table:table-cell>
          <table:table-cell table:style-name="Table15.A1" office:value-type="string">
            <text:p text:style-name="P11">Book</text:p>
          </table:table-cell>
          <table:table-cell table:style-name="Table15.A1" office:value-type="string">
            <text:p text:style-name="P11">Camera</text:p>
          </table:table-cell>
          <table:table-cell table:style-name="Table15.A1" office:value-type="string">
            <text:p text:style-name="P11">DVD</text:p>
          </table:table-cell>
          <table:table-cell table:style-name="Table15.A1" office:value-type="string">
            <text:p text:style-name="P11">Health</text:p>
          </table:table-cell>
          <table:table-cell table:style-name="Table15.A1" office:value-type="string">
            <text:p text:style-name="P11">Music</text:p>
          </table:table-cell>
          <table:table-cell table:style-name="Table15.G1" office:value-type="string">
            <text:p text:style-name="P11">Software</text:p>
          </table:table-cell>
        </table:table-row>
        <table:table-row>
          <table:table-cell table:style-name="Table15.A2" office:value-type="string">
            <text:p text:style-name="P11">Book</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Camera</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DVD</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Health</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Music</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Software</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1"/>
          </table:table-cell>
          <table:table-cell table:style-name="Table4.A1" office:value-type="string">
            <text:p text:style-name="P11">Book</text:p>
          </table:table-cell>
          <table:table-cell table:style-name="Table4.A1" office:value-type="string">
            <text:p text:style-name="P11">Camera</text:p>
          </table:table-cell>
          <table:table-cell table:style-name="Table4.A1" office:value-type="string">
            <text:p text:style-name="P11">DVD</text:p>
          </table:table-cell>
          <table:table-cell table:style-name="Table4.A1" office:value-type="string">
            <text:p text:style-name="P11">Health</text:p>
          </table:table-cell>
          <table:table-cell table:style-name="Table4.A1" office:value-type="string">
            <text:p text:style-name="P11">Music</text:p>
          </table:table-cell>
          <table:table-cell table:style-name="Table4.G1" office:value-type="string">
            <text:p text:style-name="P11">Software</text:p>
          </table:table-cell>
        </table:table-row>
        <table:table-row>
          <table:table-cell table:style-name="Table4.A2" office:value-type="string">
            <text:p text:style-name="P11">Book</text:p>
          </table:table-cell>
          <table:table-cell table:style-name="Table4.A2" office:value-type="string">
            <text:p text:style-name="P10">-</text:p>
          </table:table-cell>
          <table:table-cell table:style-name="Table4.A2" office:value-type="string">
            <text:p text:style-name="P10">98.14%</text:p>
          </table:table-cell>
          <table:table-cell table:style-name="Table4.A2" office:value-type="string">
            <text:p text:style-name="P10">92.92%</text:p>
          </table:table-cell>
          <table:table-cell table:style-name="Table4.A2" office:value-type="string">
            <text:p text:style-name="P10">95.36%</text:p>
          </table:table-cell>
          <table:table-cell table:style-name="Table4.A2" office:value-type="string">
            <text:p text:style-name="P10">96.68%</text:p>
          </table:table-cell>
          <table:table-cell table:style-name="Table4.G2" office:value-type="string">
            <text:p text:style-name="P10">95.17%</text:p>
          </table:table-cell>
        </table:table-row>
        <table:table-row>
          <table:table-cell table:style-name="Table4.A2" office:value-type="string">
            <text:p text:style-name="P11">Camera</text:p>
          </table:table-cell>
          <table:table-cell table:style-name="Table4.A2" office:value-type="string">
            <text:p text:style-name="P10">98.14%</text:p>
          </table:table-cell>
          <table:table-cell table:style-name="Table4.A2" office:value-type="string">
            <text:p text:style-name="P10">-</text:p>
          </table:table-cell>
          <table:table-cell table:style-name="Table4.A2" office:value-type="string">
            <text:p text:style-name="P10">97.58%</text:p>
          </table:table-cell>
          <table:table-cell table:style-name="Table4.A2" office:value-type="string">
            <text:p text:style-name="P10">93.11%</text:p>
          </table:table-cell>
          <table:table-cell table:style-name="Table4.A2" office:value-type="string">
            <text:p text:style-name="P10">98.08%</text:p>
          </table:table-cell>
          <table:table-cell table:style-name="Table4.G2" office:value-type="string">
            <text:p text:style-name="P10">96.19%</text:p>
          </table:table-cell>
        </table:table-row>
        <table:table-row>
          <table:table-cell table:style-name="Table4.A2" office:value-type="string">
            <text:p text:style-name="P11">DVD</text:p>
          </table:table-cell>
          <table:table-cell table:style-name="Table4.A2" office:value-type="string">
            <text:p text:style-name="P10">92.92%</text:p>
          </table:table-cell>
          <table:table-cell table:style-name="Table4.A2" office:value-type="string">
            <text:p text:style-name="P10">97.58%</text:p>
          </table:table-cell>
          <table:table-cell table:style-name="Table4.A2" office:value-type="string">
            <text:p text:style-name="P10">-</text:p>
          </table:table-cell>
          <table:table-cell table:style-name="Table4.A2" office:value-type="string">
            <text:p text:style-name="P10">95.25%</text:p>
          </table:table-cell>
          <table:table-cell table:style-name="Table4.A2" office:value-type="string">
            <text:p text:style-name="P10">93.97%</text:p>
          </table:table-cell>
          <table:table-cell table:style-name="Table4.G2" office:value-type="string">
            <text:p text:style-name="P10">95.89%</text:p>
          </table:table-cell>
        </table:table-row>
        <table:table-row>
          <table:table-cell table:style-name="Table4.A2" office:value-type="string">
            <text:p text:style-name="P11">Health</text:p>
          </table:table-cell>
          <table:table-cell table:style-name="Table4.A2" office:value-type="string">
            <text:p text:style-name="P10">95.36%</text:p>
          </table:table-cell>
          <table:table-cell table:style-name="Table4.A2" office:value-type="string">
            <text:p text:style-name="P10">93.11%</text:p>
          </table:table-cell>
          <table:table-cell table:style-name="Table4.A2" office:value-type="string">
            <text:p text:style-name="P10">95.25%</text:p>
          </table:table-cell>
          <table:table-cell table:style-name="Table4.A2" office:value-type="string">
            <text:p text:style-name="P10">-</text:p>
          </table:table-cell>
          <table:table-cell table:style-name="Table4.A2" office:value-type="string">
            <text:p text:style-name="P10">95.94%</text:p>
          </table:table-cell>
          <table:table-cell table:style-name="Table4.G2" office:value-type="string">
            <text:p text:style-name="P10">94.06%</text:p>
          </table:table-cell>
        </table:table-row>
        <table:table-row>
          <table:table-cell table:style-name="Table4.A2" office:value-type="string">
            <text:p text:style-name="P11">Music</text:p>
          </table:table-cell>
          <table:table-cell table:style-name="Table4.A2" office:value-type="string">
            <text:p text:style-name="P10">96.67%</text:p>
          </table:table-cell>
          <table:table-cell table:style-name="Table4.A2" office:value-type="string">
            <text:p text:style-name="P10">98.08%</text:p>
          </table:table-cell>
          <table:table-cell table:style-name="Table4.A2" office:value-type="string">
            <text:p text:style-name="P10">93.97%</text:p>
          </table:table-cell>
          <table:table-cell table:style-name="Table4.A2" office:value-type="string">
            <text:p text:style-name="P10">95.94%</text:p>
          </table:table-cell>
          <table:table-cell table:style-name="Table4.A2" office:value-type="string">
            <text:p text:style-name="P10">-</text:p>
          </table:table-cell>
          <table:table-cell table:style-name="Table4.G2" office:value-type="string">
            <text:p text:style-name="P10">96.75%</text:p>
          </table:table-cell>
        </table:table-row>
        <table:table-row>
          <table:table-cell table:style-name="Table4.A2" office:value-type="string">
            <text:p text:style-name="P11">Software</text:p>
          </table:table-cell>
          <table:table-cell table:style-name="Table4.A2" office:value-type="string">
            <text:p text:style-name="P10">95.17%</text:p>
          </table:table-cell>
          <table:table-cell table:style-name="Table4.A2" office:value-type="string">
            <text:p text:style-name="P10">96.19%</text:p>
          </table:table-cell>
          <table:table-cell table:style-name="Table4.A2" office:value-type="string">
            <text:p text:style-name="P10">95.89%</text:p>
          </table:table-cell>
          <table:table-cell table:style-name="Table4.A2" office:value-type="string">
            <text:p text:style-name="P10">94.06%</text:p>
          </table:table-cell>
          <table:table-cell table:style-name="Table4.A2" office:value-type="string">
            <text:p text:style-name="P10">96.75%</text:p>
          </table:table-cell>
          <table:table-cell table:style-name="Table4.G2" office:value-type="string">
            <text:p text:style-name="P10">-</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9">Books</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DVD</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Camera</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Music</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Health</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Software</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9">Books</text:p>
          </table:table-cell>
          <table:table-cell table:style-name="Table3.A2" office:value-type="string">
            <text:p text:style-name="P8">84,368%</text:p>
          </table:table-cell>
          <table:table-cell table:style-name="Table3.A2" office:value-type="string">
            <text:p text:style-name="P8">1,05%</text:p>
          </table:table-cell>
          <table:table-cell table:style-name="Table3.A2" office:value-type="string">
            <text:p text:style-name="P8">0%</text:p>
          </table:table-cell>
          <table:table-cell table:style-name="Table3.A2" office:value-type="string">
            <text:p text:style-name="P8">1,58%</text:p>
          </table:table-cell>
          <table:table-cell table:style-name="Table3.A2" office:value-type="string">
            <text:p text:style-name="P8">4,21%</text:p>
          </table:table-cell>
          <table:table-cell table:style-name="Table3.G2" office:value-type="string">
            <text:p text:style-name="P8">9,47%</text:p>
          </table:table-cell>
        </table:table-row>
        <table:table-row>
          <table:table-cell table:style-name="Table3.A2" office:value-type="string">
            <text:p text:style-name="P9">DVD</text:p>
          </table:table-cell>
          <table:table-cell table:style-name="Table3.A2" office:value-type="string">
            <text:p text:style-name="P8">1,58%</text:p>
          </table:table-cell>
          <table:table-cell table:style-name="Table3.A2" office:value-type="string">
            <text:p text:style-name="P8">78,42%</text:p>
          </table:table-cell>
          <table:table-cell table:style-name="Table3.A2" office:value-type="string">
            <text:p text:style-name="P8">1,58%</text:p>
          </table:table-cell>
          <table:table-cell table:style-name="Table3.A2" office:value-type="string">
            <text:p text:style-name="P8">2,63%</text:p>
          </table:table-cell>
          <table:table-cell table:style-name="Table3.A2" office:value-type="string">
            <text:p text:style-name="P8">5,79%</text:p>
          </table:table-cell>
          <table:table-cell table:style-name="Table3.G2" office:value-type="string">
            <text:p text:style-name="P8">10%</text:p>
          </table:table-cell>
        </table:table-row>
        <table:table-row>
          <table:table-cell table:style-name="Table3.A2" office:value-type="string">
            <text:p text:style-name="P9">Camera</text:p>
          </table:table-cell>
          <table:table-cell table:style-name="Table3.A2" office:value-type="string">
            <text:p text:style-name="P8">0%</text:p>
          </table:table-cell>
          <table:table-cell table:style-name="Table3.A2" office:value-type="string">
            <text:p text:style-name="P8">1,05%</text:p>
          </table:table-cell>
          <table:table-cell table:style-name="Table3.A2" office:value-type="string">
            <text:p text:style-name="P8">84,74%</text:p>
          </table:table-cell>
          <table:table-cell table:style-name="Table3.A2" office:value-type="string">
            <text:p text:style-name="P8">0%</text:p>
          </table:table-cell>
          <table:table-cell table:style-name="Table3.A2" office:value-type="string">
            <text:p text:style-name="P8">5,79%</text:p>
          </table:table-cell>
          <table:table-cell table:style-name="Table3.G2" office:value-type="string">
            <text:p text:style-name="P8">8,42%</text:p>
          </table:table-cell>
        </table:table-row>
        <table:table-row>
          <table:table-cell table:style-name="Table3.A2" office:value-type="string">
            <text:p text:style-name="P9">Music</text:p>
          </table:table-cell>
          <table:table-cell table:style-name="Table3.A2" office:value-type="string">
            <text:p text:style-name="P8">0%</text:p>
          </table:table-cell>
          <table:table-cell table:style-name="Table3.A2" office:value-type="string">
            <text:p text:style-name="P8">3,68%</text:p>
          </table:table-cell>
          <table:table-cell table:style-name="Table3.A2" office:value-type="string">
            <text:p text:style-name="P8">1,05%</text:p>
          </table:table-cell>
          <table:table-cell table:style-name="Table3.A2" office:value-type="string">
            <text:p text:style-name="P8">85,79%</text:p>
          </table:table-cell>
          <table:table-cell table:style-name="Table3.A2" office:value-type="string">
            <text:p text:style-name="P8">3,16%</text:p>
          </table:table-cell>
          <table:table-cell table:style-name="Table3.G2" office:value-type="string">
            <text:p text:style-name="P8">6,32%</text:p>
          </table:table-cell>
        </table:table-row>
        <table:table-row>
          <table:table-cell table:style-name="Table3.A2" office:value-type="string">
            <text:p text:style-name="P9">Health</text:p>
          </table:table-cell>
          <table:table-cell table:style-name="Table3.A2" office:value-type="string">
            <text:p text:style-name="P8">0,53%</text:p>
          </table:table-cell>
          <table:table-cell table:style-name="Table3.A2" office:value-type="string">
            <text:p text:style-name="P8">0,53%</text:p>
          </table:table-cell>
          <table:table-cell table:style-name="Table3.A2" office:value-type="string">
            <text:p text:style-name="P8">6,32%</text:p>
          </table:table-cell>
          <table:table-cell table:style-name="Table3.A2" office:value-type="string">
            <text:p text:style-name="P8">0%</text:p>
          </table:table-cell>
          <table:table-cell table:style-name="Table3.A2" office:value-type="string">
            <text:p text:style-name="P8">77,3%</text:p>
          </table:table-cell>
          <table:table-cell table:style-name="Table3.G2" office:value-type="string">
            <text:p text:style-name="P8">15,26%</text:p>
          </table:table-cell>
        </table:table-row>
        <table:table-row>
          <table:table-cell table:style-name="Table3.A2" office:value-type="string">
            <text:p text:style-name="P9">Software</text:p>
          </table:table-cell>
          <table:table-cell table:style-name="Table3.A2" office:value-type="string">
            <text:p text:style-name="P8">0%</text:p>
          </table:table-cell>
          <table:table-cell table:style-name="Table3.A2" office:value-type="string">
            <text:p text:style-name="P8">0,53%</text:p>
          </table:table-cell>
          <table:table-cell table:style-name="Table3.A2" office:value-type="string">
            <text:p text:style-name="P8">1,58%</text:p>
          </table:table-cell>
          <table:table-cell table:style-name="Table3.A2" office:value-type="string">
            <text:p text:style-name="P8">1,05%</text:p>
          </table:table-cell>
          <table:table-cell table:style-name="Table3.A2" office:value-type="string">
            <text:p text:style-name="P8">2,11%</text:p>
          </table:table-cell>
          <table:table-cell table:style-name="Table3.G2" office:value-type="string">
            <text:p text:style-name="P8">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9">Books</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DVD</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Camera</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Music</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Health</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Software</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9">Books</text:p>
          </table:table-cell>
          <table:table-cell table:style-name="Table7.B2" office:value-type="percentage" office:value="0.8684">
            <text:p text:style-name="P10">86,84%</text:p>
          </table:table-cell>
          <table:table-cell table:style-name="Table7.B2" office:value-type="percentage" office:value="0.0226">
            <text:p text:style-name="P10">2,26%</text:p>
          </table:table-cell>
          <table:table-cell table:style-name="Table7.B2" office:value-type="percentage" office:value="0.0053">
            <text:p text:style-name="P10">0,53%</text:p>
          </table:table-cell>
          <table:table-cell table:style-name="Table7.B2" office:value-type="percentage" office:value="0.0053">
            <text:p text:style-name="P10">0,53%</text:p>
          </table:table-cell>
          <table:table-cell table:style-name="Table7.B2" office:value-type="percentage" office:value="0.0158">
            <text:p text:style-name="P10">1,58%</text:p>
          </table:table-cell>
          <table:table-cell table:style-name="Table7.G2" office:value-type="percentage" office:value="0.0263">
            <text:p text:style-name="P10">2,63%</text:p>
          </table:table-cell>
        </table:table-row>
        <table:table-row>
          <table:table-cell table:style-name="Table7.A2" office:value-type="string">
            <text:p text:style-name="P9">DVD</text:p>
          </table:table-cell>
          <table:table-cell table:style-name="Table7.B2" office:value-type="percentage" office:value="0.0211">
            <text:p text:style-name="P10">2,11%</text:p>
          </table:table-cell>
          <table:table-cell table:style-name="Table7.B2" office:value-type="percentage" office:value="0.8211">
            <text:p text:style-name="P10">82,11%</text:p>
          </table:table-cell>
          <table:table-cell table:style-name="Table7.B2" office:value-type="percentage" office:value="0.0158">
            <text:p text:style-name="P10">1,58%</text:p>
          </table:table-cell>
          <table:table-cell table:style-name="Table7.B2" office:value-type="percentage" office:value="0.0263">
            <text:p text:style-name="P10">2,63%</text:p>
          </table:table-cell>
          <table:table-cell table:style-name="Table7.B2" office:value-type="percentage" office:value="0.0263">
            <text:p text:style-name="P10">2,63%</text:p>
          </table:table-cell>
          <table:table-cell table:style-name="Table7.G2" office:value-type="percentage" office:value="0.0368">
            <text:p text:style-name="P10">3,68%</text:p>
          </table:table-cell>
        </table:table-row>
        <table:table-row>
          <table:table-cell table:style-name="Table7.A2" office:value-type="string">
            <text:p text:style-name="P9">Camera</text:p>
          </table:table-cell>
          <table:table-cell table:style-name="Table7.B2" office:value-type="percentage" office:value="0">
            <text:p text:style-name="P10">0,00%</text:p>
          </table:table-cell>
          <table:table-cell table:style-name="Table7.B2" office:value-type="percentage" office:value="0.0158">
            <text:p text:style-name="P10">1,58%</text:p>
          </table:table-cell>
          <table:table-cell table:style-name="Table7.B2" office:value-type="percentage" office:value="0.8263">
            <text:p text:style-name="P10">82,63%</text:p>
          </table:table-cell>
          <table:table-cell table:style-name="Table7.B2" office:value-type="percentage" office:value="0">
            <text:p text:style-name="P10">0,00%</text:p>
          </table:table-cell>
          <table:table-cell table:style-name="Table7.B2" office:value-type="percentage" office:value="0.0579">
            <text:p text:style-name="P10">5,79%</text:p>
          </table:table-cell>
          <table:table-cell table:style-name="Table7.G2" office:value-type="percentage" office:value="0.0475">
            <text:p text:style-name="P10">4,75%</text:p>
          </table:table-cell>
        </table:table-row>
        <table:table-row>
          <table:table-cell table:style-name="Table7.A2" office:value-type="string">
            <text:p text:style-name="P9">Music</text:p>
          </table:table-cell>
          <table:table-cell table:style-name="Table7.B2" office:value-type="percentage" office:value="0.0053">
            <text:p text:style-name="P10">0,53%</text:p>
          </table:table-cell>
          <table:table-cell table:style-name="Table7.B2" office:value-type="percentage" office:value="0.0316">
            <text:p text:style-name="P10">3,16%</text:p>
          </table:table-cell>
          <table:table-cell table:style-name="Table7.B2" office:value-type="percentage" office:value="0.0053">
            <text:p text:style-name="P10">0,53%</text:p>
          </table:table-cell>
          <table:table-cell table:style-name="Table7.B2" office:value-type="percentage" office:value="0.8368">
            <text:p text:style-name="P10">83,68%</text:p>
          </table:table-cell>
          <table:table-cell table:style-name="Table7.B2" office:value-type="percentage" office:value="0.0316">
            <text:p text:style-name="P10">3,16%</text:p>
          </table:table-cell>
          <table:table-cell table:style-name="Table7.G2" office:value-type="percentage" office:value="0.0368">
            <text:p text:style-name="P10">3,68%</text:p>
          </table:table-cell>
        </table:table-row>
        <table:table-row>
          <table:table-cell table:style-name="Table7.A2" office:value-type="string">
            <text:p text:style-name="P9">Health</text:p>
          </table:table-cell>
          <table:table-cell table:style-name="Table7.B2" office:value-type="percentage" office:value="0.0053">
            <text:p text:style-name="P10">0,53%</text:p>
          </table:table-cell>
          <table:table-cell table:style-name="Table7.B2" office:value-type="percentage" office:value="0.0211">
            <text:p text:style-name="P10">2,11%</text:p>
          </table:table-cell>
          <table:table-cell table:style-name="Table7.B2" office:value-type="percentage" office:value="0.0737">
            <text:p text:style-name="P10">7,37%</text:p>
          </table:table-cell>
          <table:table-cell table:style-name="Table7.B2" office:value-type="percentage" office:value="0">
            <text:p text:style-name="P10">0,00%</text:p>
          </table:table-cell>
          <table:table-cell table:style-name="Table7.B2" office:value-type="percentage" office:value="0.8053">
            <text:p text:style-name="P10">80,53%</text:p>
          </table:table-cell>
          <table:table-cell table:style-name="Table7.G2" office:value-type="percentage" office:value="0.0421">
            <text:p text:style-name="P10">4,21%</text:p>
          </table:table-cell>
        </table:table-row>
        <table:table-row>
          <table:table-cell table:style-name="Table7.A2" office:value-type="string">
            <text:p text:style-name="P9">Software</text:p>
          </table:table-cell>
          <table:table-cell table:style-name="Table7.B2" office:value-type="percentage" office:value="0">
            <text:p text:style-name="P10">0,00%</text:p>
          </table:table-cell>
          <table:table-cell table:style-name="Table7.B2" office:value-type="percentage" office:value="0.0105">
            <text:p text:style-name="P10">1,05%</text:p>
          </table:table-cell>
          <table:table-cell table:style-name="Table7.B2" office:value-type="percentage" office:value="0.0368">
            <text:p text:style-name="P10">3,68%</text:p>
          </table:table-cell>
          <table:table-cell table:style-name="Table7.B2" office:value-type="percentage" office:value="0.0105">
            <text:p text:style-name="P10">1,05%</text:p>
          </table:table-cell>
          <table:table-cell table:style-name="Table7.B2" office:value-type="percentage" office:value="0.0263">
            <text:p text:style-name="P10">2,63%</text:p>
          </table:table-cell>
          <table:table-cell table:style-name="Table7.G2" office:value-type="percentage" office:value="0.8632">
            <text:p text:style-name="P10">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9">Books</text:p>
          </table:table-cell>
          <table:table-cell table:style-name="Table8.B2" office:value-type="percentage" office:value="0.8684">
            <text:p text:style-name="P8">86,84%</text:p>
          </table:table-cell>
          <table:table-cell table:style-name="Table8.B2" office:value-type="percentage" office:value="0.0211">
            <text:p text:style-name="P8">2,11%</text:p>
          </table:table-cell>
          <table:table-cell table:style-name="Table8.B2" office:value-type="percentage" office:value="0.0053">
            <text:p text:style-name="P8">0,53%</text:p>
          </table:table-cell>
          <table:table-cell table:style-name="Table8.B2" office:value-type="percentage" office:value="0.0053">
            <text:p text:style-name="P8">0,53%</text:p>
          </table:table-cell>
          <table:table-cell table:style-name="Table8.B2" office:value-type="percentage" office:value="0.0158">
            <text:p text:style-name="P8">1,58%</text:p>
          </table:table-cell>
          <table:table-cell table:style-name="Table8.G2" office:value-type="percentage" office:value="0.0316">
            <text:p text:style-name="P8">3,16%</text:p>
          </table:table-cell>
        </table:table-row>
        <table:table-row>
          <table:table-cell table:style-name="Table8.A2" office:value-type="string">
            <text:p text:style-name="P9">DVD</text:p>
          </table:table-cell>
          <table:table-cell table:style-name="Table8.B2" office:value-type="percentage" office:value="0.0316">
            <text:p text:style-name="P8">3,16%</text:p>
          </table:table-cell>
          <table:table-cell table:style-name="Table8.B2" office:value-type="percentage" office:value="0.8158">
            <text:p text:style-name="P8">81,58%</text:p>
          </table:table-cell>
          <table:table-cell table:style-name="Table8.B2" office:value-type="percentage" office:value="0.0105">
            <text:p text:style-name="P8">1,05%</text:p>
          </table:table-cell>
          <table:table-cell table:style-name="Table8.B2" office:value-type="percentage" office:value="0.0368">
            <text:p text:style-name="P8">3,68%</text:p>
          </table:table-cell>
          <table:table-cell table:style-name="Table8.B2" office:value-type="percentage" office:value="0.0263">
            <text:p text:style-name="P8">2,63%</text:p>
          </table:table-cell>
          <table:table-cell table:style-name="Table8.G2" office:value-type="percentage" office:value="0.0263">
            <text:p text:style-name="P8">2,63%</text:p>
          </table:table-cell>
        </table:table-row>
        <table:table-row>
          <table:table-cell table:style-name="Table8.A2" office:value-type="string">
            <text:p text:style-name="P9">Camera</text:p>
          </table:table-cell>
          <table:table-cell table:style-name="Table8.B2" office:value-type="percentage" office:value="0.0105">
            <text:p text:style-name="P8">1,05%</text:p>
          </table:table-cell>
          <table:table-cell table:style-name="Table8.B2" office:value-type="percentage" office:value="0.0053">
            <text:p text:style-name="P8">0,53%</text:p>
          </table:table-cell>
          <table:table-cell table:style-name="Table8.B2" office:value-type="percentage" office:value="0.8635">
            <text:p text:style-name="P8">86,35%</text:p>
          </table:table-cell>
          <table:table-cell table:style-name="Table8.B2" office:value-type="percentage" office:value="0">
            <text:p text:style-name="P8">0,00%</text:p>
          </table:table-cell>
          <table:table-cell table:style-name="Table8.B2" office:value-type="percentage" office:value="0.0368">
            <text:p text:style-name="P8">3,68%</text:p>
          </table:table-cell>
          <table:table-cell table:style-name="Table8.G2" office:value-type="percentage" office:value="0.0316">
            <text:p text:style-name="P8">3,16%</text:p>
          </table:table-cell>
        </table:table-row>
        <table:table-row>
          <table:table-cell table:style-name="Table8.A2" office:value-type="string">
            <text:p text:style-name="P9">Music</text:p>
          </table:table-cell>
          <table:table-cell table:style-name="Table8.B2" office:value-type="percentage" office:value="0.0053">
            <text:p text:style-name="P8">0,53%</text:p>
          </table:table-cell>
          <table:table-cell table:style-name="Table8.B2" office:value-type="percentage" office:value="0.0316">
            <text:p text:style-name="P8">3,16%</text:p>
          </table:table-cell>
          <table:table-cell table:style-name="Table8.B2" office:value-type="percentage" office:value="0.0053">
            <text:p text:style-name="P8">0,53%</text:p>
          </table:table-cell>
          <table:table-cell table:style-name="Table8.B2" office:value-type="percentage" office:value="0.842">
            <text:p text:style-name="P8">84,20%</text:p>
          </table:table-cell>
          <table:table-cell table:style-name="Table8.B2" office:value-type="percentage" office:value="0.0368">
            <text:p text:style-name="P8">3,68%</text:p>
          </table:table-cell>
          <table:table-cell table:style-name="Table8.G2" office:value-type="percentage" office:value="0.0263">
            <text:p text:style-name="P8">2,63%</text:p>
          </table:table-cell>
        </table:table-row>
        <table:table-row>
          <table:table-cell table:style-name="Table8.A2" office:value-type="string">
            <text:p text:style-name="P9">Health</text:p>
          </table:table-cell>
          <table:table-cell table:style-name="Table8.B2" office:value-type="percentage" office:value="0">
            <text:p text:style-name="P8">0,00%</text:p>
          </table:table-cell>
          <table:table-cell table:style-name="Table8.B2" office:value-type="percentage" office:value="0.0105">
            <text:p text:style-name="P8">1,05%</text:p>
          </table:table-cell>
          <table:table-cell table:style-name="Table8.B2" office:value-type="percentage" office:value="0.0579">
            <text:p text:style-name="P8">5,79%</text:p>
          </table:table-cell>
          <table:table-cell table:style-name="Table8.B2" office:value-type="percentage" office:value="0.0053">
            <text:p text:style-name="P8">0,53%</text:p>
          </table:table-cell>
          <table:table-cell table:style-name="Table8.B2" office:value-type="percentage" office:value="0.8263">
            <text:p text:style-name="P8">82,63%</text:p>
          </table:table-cell>
          <table:table-cell table:style-name="Table8.G2" office:value-type="percentage" office:value="0.0474">
            <text:p text:style-name="P8">4,74%</text:p>
          </table:table-cell>
        </table:table-row>
        <table:table-row>
          <table:table-cell table:style-name="Table8.A2" office:value-type="string">
            <text:p text:style-name="P9">Software</text:p>
          </table:table-cell>
          <table:table-cell table:style-name="Table8.B2" office:value-type="percentage" office:value="0.0053">
            <text:p text:style-name="P8">0,53%</text:p>
          </table:table-cell>
          <table:table-cell table:style-name="Table8.B2" office:value-type="percentage" office:value="0.0053">
            <text:p text:style-name="P8">0,53%</text:p>
          </table:table-cell>
          <table:table-cell table:style-name="Table8.B2" office:value-type="percentage" office:value="0.0158">
            <text:p text:style-name="P8">1,58%</text:p>
          </table:table-cell>
          <table:table-cell table:style-name="Table8.B2" office:value-type="percentage" office:value="0.0053">
            <text:p text:style-name="P8">0,53%</text:p>
          </table:table-cell>
          <table:table-cell table:style-name="Table8.B2" office:value-type="percentage" office:value="0.0211">
            <text:p text:style-name="P8">2,11%</text:p>
          </table:table-cell>
          <table:table-cell table:style-name="Table8.G2" office:value-type="percentage" office:value="0.8947">
            <text:p text:style-name="P8">89,47%</text:p>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9">Books</text:p>
          </table:table-cell>
          <table:table-cell table:style-name="Table9.B2" office:value-type="percentage" office:value="0.8211">
            <text:p text:style-name="P8">82,11%</text:p>
          </table:table-cell>
          <table:table-cell table:style-name="Table9.B2" office:value-type="percentage" office:value="0.0526">
            <text:p text:style-name="P8">5,26%</text:p>
          </table:table-cell>
          <table:table-cell table:style-name="Table9.B2" office:value-type="percentage" office:value="0">
            <text:p text:style-name="P8">0,00%</text:p>
          </table:table-cell>
          <table:table-cell table:style-name="Table9.B2" office:value-type="percentage" office:value="0.0105">
            <text:p text:style-name="P8">1,05%</text:p>
          </table:table-cell>
          <table:table-cell table:style-name="Table9.B2" office:value-type="percentage" office:value="0.0263">
            <text:p text:style-name="P8">2,63%</text:p>
          </table:table-cell>
          <table:table-cell table:style-name="Table9.G2" office:value-type="percentage" office:value="0.0368">
            <text:p text:style-name="P8">3,68%</text:p>
          </table:table-cell>
        </table:table-row>
        <table:table-row>
          <table:table-cell table:style-name="Table9.A2" office:value-type="string">
            <text:p text:style-name="P9">DVD</text:p>
          </table:table-cell>
          <table:table-cell table:style-name="Table9.B2" office:value-type="percentage" office:value="0.0263">
            <text:p text:style-name="P8">2,63%</text:p>
          </table:table-cell>
          <table:table-cell table:style-name="Table9.B2" office:value-type="percentage" office:value="0.8158">
            <text:p text:style-name="P8">81,58%</text:p>
          </table:table-cell>
          <table:table-cell table:style-name="Table9.B2" office:value-type="percentage" office:value="0.0053">
            <text:p text:style-name="P8">0,53%</text:p>
          </table:table-cell>
          <table:table-cell table:style-name="Table9.B2" office:value-type="percentage" office:value="0.0158">
            <text:p text:style-name="P8">1,58%</text:p>
          </table:table-cell>
          <table:table-cell table:style-name="Table9.B2" office:value-type="percentage" office:value="0.0421">
            <text:p text:style-name="P8">4,21%</text:p>
          </table:table-cell>
          <table:table-cell table:style-name="Table9.G2" office:value-type="percentage" office:value="0.0421">
            <text:p text:style-name="P8">4,21%</text:p>
          </table:table-cell>
        </table:table-row>
        <table:table-row>
          <table:table-cell table:style-name="Table9.A2" office:value-type="string">
            <text:p text:style-name="P9">Camera</text:p>
          </table:table-cell>
          <table:table-cell table:style-name="Table9.B2" office:value-type="percentage" office:value="0">
            <text:p text:style-name="P8">0,00%</text:p>
          </table:table-cell>
          <table:table-cell table:style-name="Table9.B2" office:value-type="percentage" office:value="0">
            <text:p text:style-name="P8">0,00%</text:p>
          </table:table-cell>
          <table:table-cell table:style-name="Table9.B2" office:value-type="percentage" office:value="0.8263">
            <text:p text:style-name="P8">82,63%</text:p>
          </table:table-cell>
          <table:table-cell table:style-name="Table9.B2" office:value-type="percentage" office:value="0.0053">
            <text:p text:style-name="P8">0,53%</text:p>
          </table:table-cell>
          <table:table-cell table:style-name="Table9.B2" office:value-type="percentage" office:value="0.0737">
            <text:p text:style-name="P8">7,37%</text:p>
          </table:table-cell>
          <table:table-cell table:style-name="Table9.G2" office:value-type="percentage" office:value="0.0421">
            <text:p text:style-name="P8">4,21%</text:p>
          </table:table-cell>
        </table:table-row>
        <table:table-row>
          <table:table-cell table:style-name="Table9.A2" office:value-type="string">
            <text:p text:style-name="P9">Music</text:p>
          </table:table-cell>
          <table:table-cell table:style-name="Table9.B2" office:value-type="percentage" office:value="0">
            <text:p text:style-name="P8">0,00%</text:p>
          </table:table-cell>
          <table:table-cell table:style-name="Table9.B2" office:value-type="percentage" office:value="0.0421">
            <text:p text:style-name="P8">4,21%</text:p>
          </table:table-cell>
          <table:table-cell table:style-name="Table9.B2" office:value-type="percentage" office:value="0">
            <text:p text:style-name="P8">0,00%</text:p>
          </table:table-cell>
          <table:table-cell table:style-name="Table9.B2" office:value-type="percentage" office:value="0.8579">
            <text:p text:style-name="P8">85,79%</text:p>
          </table:table-cell>
          <table:table-cell table:style-name="Table9.B2" office:value-type="percentage" office:value="0.0211">
            <text:p text:style-name="P8">2,11%</text:p>
          </table:table-cell>
          <table:table-cell table:style-name="Table9.G2" office:value-type="percentage" office:value="0.0263">
            <text:p text:style-name="P8">2,63%</text:p>
          </table:table-cell>
        </table:table-row>
        <table:table-row>
          <table:table-cell table:style-name="Table9.A2" office:value-type="string">
            <text:p text:style-name="P9">Health</text:p>
          </table:table-cell>
          <table:table-cell table:style-name="Table9.B2" office:value-type="percentage" office:value="0.0105">
            <text:p text:style-name="P8">1,05%</text:p>
          </table:table-cell>
          <table:table-cell table:style-name="Table9.B2" office:value-type="percentage" office:value="0.0211">
            <text:p text:style-name="P8">2,11%</text:p>
          </table:table-cell>
          <table:table-cell table:style-name="Table9.B2" office:value-type="percentage" office:value="0.0474">
            <text:p text:style-name="P8">4,74%</text:p>
          </table:table-cell>
          <table:table-cell table:style-name="Table9.B2" office:value-type="percentage" office:value="0.0263">
            <text:p text:style-name="P8">2,63%</text:p>
          </table:table-cell>
          <table:table-cell table:style-name="Table9.B2" office:value-type="percentage" office:value="0.7526">
            <text:p text:style-name="P8">75,26%</text:p>
          </table:table-cell>
          <table:table-cell table:style-name="Table9.G2" office:value-type="percentage" office:value="0.0895">
            <text:p text:style-name="P8">8,95%</text:p>
          </table:table-cell>
        </table:table-row>
        <table:table-row>
          <table:table-cell table:style-name="Table9.A2" office:value-type="string">
            <text:p text:style-name="P9">Software</text:p>
          </table:table-cell>
          <table:table-cell table:style-name="Table9.B2" office:value-type="percentage" office:value="0">
            <text:p text:style-name="P8">0,00%</text:p>
          </table:table-cell>
          <table:table-cell table:style-name="Table9.B2" office:value-type="percentage" office:value="0">
            <text:p text:style-name="P8">0,00%</text:p>
          </table:table-cell>
          <table:table-cell table:style-name="Table9.B2" office:value-type="percentage" office:value="0.0105">
            <text:p text:style-name="P8">1,05%</text:p>
          </table:table-cell>
          <table:table-cell table:style-name="Table9.B2" office:value-type="percentage" office:value="0.0105">
            <text:p text:style-name="P8">1,05%</text:p>
          </table:table-cell>
          <table:table-cell table:style-name="Table9.B2" office:value-type="percentage" office:value="0.0105">
            <text:p text:style-name="P8">1,05%</text:p>
          </table:table-cell>
          <table:table-cell table:style-name="Table9.G2" office:value-type="percentage" office:value="0.9158">
            <text:p text:style-name="P8">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2">K-nearest neighbor</text:span></text:span></text:p>
      <text:p text:style-name="Text_20_body"><text:span text:style-name="Emphasis"><text:span text:style-name="T2">...</text:span></text:span></text:p>
      <text:h text:style-name="P18" text:outline-level="1"><text:span text:style-name="Emphasis"><text:span text:style-name="T1"/></text:span></text:h>
      <text:h text:style-name="P19" text:outline-level="1"><text:span text:style-name="Emphasis"><text:span text:style-name="T1">Conclusion</text:span></text:span></text:h>
      <text:h text:style-name="Heading_20_2" text:outline-level="2"><text:span text:style-name="Emphasis"><text:span text:style-name="T1">Naive Bayes</text:span></text:span></text:h>
      <text:p text:style-name="P2">For text categorization we use the TF-IDF feature. We do this because the TF-IDF filter will remove words that are frequently used in multiple documents, for example “good”, “bad”, and only leave words that are topic unique such as “CPU”, “Adobe”, “Canon” and “Virus”. </text:p>
      <text:p text:style-name="P2"/>
      <text:p text:style-name="P3"><text:span text:style-name="T4">For i</text:span><text:span text:style-name="Emphasis"><text:span text:style-name="T5">n-domain sentiment we do not want to remove words such as “good” or “bad”, and because of this we will not use the TF-IDF feature here. We also want to include the number of occurrences of these words – because a text that contains “good” five times and “bad” one time is more likely to be positive than a text that contains “good” one time and “bad” one time.</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1">...</text:span></text:span></text:p>
      <text:h text:style-name="Heading_20_2" text:outline-level="2"><text:span text:style-name="Emphasis"><text:span text:style-name="T1">Average Perceptron</text:span></text:span></text:h>
      <text:p text:style-name="P3"><text:span text:style-name="Emphasis"><text:span text:style-name="T1">...</text:span></text:span></text:p>
      <text:h text:style-name="Heading_20_2" text:outline-level="2"><text:span text:style-name="Emphasis"><text:span text:style-name="T1">k-Nearest Neighbor</text:span></text:span></text:h>
      <text:p text:style-name="P3"><text:span text:style-name="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6T10:55:09</meta:creation-date>
    <dc:date>2013-04-22T23:57:31.12</dc:date>
    <meta:editing-duration>PT14H19M31S</meta:editing-duration>
    <meta:editing-cycles>101</meta:editing-cycles>
    <meta:generator>OpenOffice.org/3.3$Win32 OpenOffice.org_project/330m20$Build-9567</meta:generator>
    <dc:creator>Björn Berntsson</dc:creator>
    <meta:document-statistic meta:table-count="15" meta:image-count="0" meta:object-count="23" meta:page-count="10" meta:paragraph-count="494" meta:word-count="1409" meta:character-count="8071"/>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